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1500000079F6B914A6809CC3E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28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fo:border="0.74pt solid #000000"/>
      <style:text-properties fo:color="#000000" style:font-name="Times New Roman2" fo:font-size="11pt" style:font-size-asian="11pt" style:font-name-complex="Times New Roman2" style:font-size-complex="11pt">
        <loext:char-complex-color loext:theme-type="dark1" loext:color-type="theme"/>
      </style:text-properties>
    </style:style>
    <style:style style:name="ce1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/>
      <style:text-properties style:font-name="Times New Roman1" fo:font-size="12pt" style:font-size-asian="12pt" style:font-name-complex="Times New Roman1" style:font-size-complex="12pt"/>
    </style:style>
    <style:style style:name="ce17" style:family="table-cell" style:parent-style-name="Default">
      <style:table-cell-properties fo:border="0.74pt solid #000000"/>
      <style:text-properties style:font-name="Times New Roman1" fo:font-size="8pt" style:font-size-asian="8pt" style:font-name-complex="Times New Roman1" style:font-size-complex="8pt"/>
    </style:style>
    <style:style style:name="ce31" style:family="table-cell" style:parent-style-name="Default">
      <style:table-cell-properties fo:border="0.74pt solid #000000"/>
      <style:text-properties fo:color="#000000" style:font-name="Times New Roman2" style:font-name-complex="Times New Roman2">
        <loext:char-complex-color loext:theme-type="dark1" loext:color-type="theme"/>
      </style:text-properties>
    </style:style>
    <style:style style:name="ce32" style:family="table-cell" style:parent-style-name="Default">
      <style:table-cell-properties fo:border="0.74pt solid #000000"/>
      <style:text-properties style:font-name="Times New Roman" style:font-name-asian="Times New Roman3" style:font-size-asian="11pt" style:language-asian="en" style:country-asian="US" style:font-name-complex="Times New Roman" style:language-complex="ar" style:country-complex="SA"/>
    </style:style>
    <style:style style:name="ce47" style:family="table-cell" style:parent-style-name="Default">
      <style:table-cell-properties fo:border="0.74pt solid #000000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/>
    </style:style>
    <style:style style:name="ce8" style:family="table-cell" style:parent-style-name="Default">
      <style:table-cell-properties fo:background-color="#bbe33d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/>
    </style:style>
    <style:style style:name="T2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en" fo:country="US"/>
    </style:style>
    <style:style style:name="T3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id" fo:country="I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use-window-font-color="true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8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9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1" style:family="text">
      <style:text-properties style:use-window-font-color="true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2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3" style:family="text">
      <style:text-properties fo:color="#000000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5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1" fo:font-size="8pt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Times New Roman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fo:font-style="italic" style:text-position="0% 100%" style:font-style-asian="italic" style:font-style-complex="italic"/>
    </style:style>
    <style:style style:name="T20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style:text-position="0% 100%" fo:font-style="normal" style:font-style-asian="normal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/>
    </style:style>
    <style:style style:name="T24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en" fo:country="US"/>
    </style:style>
    <style:style style:name="T25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id" fo:country="ID"/>
    </style:style>
    <style:style style:name="T26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/>
    </style:style>
    <style:style style:name="T27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/>
    </style:style>
    <style:style style:name="T28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 style:use-window-font-color="true" fo:font-size="10pt" fo:font-style="italic" style:letter-kerning="false" style:font-size-complex="10pt" style:font-style-complex="italic"/>
    </style:style>
    <style:style style:name="T29" style:family="text">
      <style:text-properties style:use-window-font-color="true" style:font-name="Times New Roman" fo:font-size="10pt" fo:font-style="italic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 style:font-style-complex="italic"/>
    </style:style>
    <style:style style:name="T30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>
            <draw:frame draw:z-index="0" draw:name="Image 1" draw:style-name="gr1" draw:text-style-name="P1" svg:width="5.5508in" svg:height="1.2598in" svg:x="0in" svg:y="0.061in">
              <draw:image xlink:href="Pictures/100000010000021500000079F6B914A6809CC3E5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3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Usulan Judul Proposal Prodi PAI (T.A 2023/2024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Ketua Prodi :</text:p>
          </table:table-cell>
          <table:covered-table-cell table:style-name="ce10"/>
          <table:table-cell table:style-name="ce38" office:value-type="string" calcext:value-type="string" table:number-columns-spanned="3" table:number-rows-spanned="1">
            <text:p>Asep Irfan Saeful Milah, S.Pd.I.,M.Pd.I.</text:p>
          </table:table-cell>
          <table:covered-table-cell table:style-name="ce10"/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Sek.Prodi <text:s text:c="3"/>:</text:p>
          </table:table-cell>
          <table:covered-table-cell table:style-name="ce10"/>
          <table:table-cell table:style-name="ce39" office:value-type="string" calcext:value-type="string" table:number-columns-spanned="3" table:number-rows-spanned="1">
            <text:p>Femi Dena Juang, S.Pd.I.,M.M.Pd.</text:p>
          </table:table-cell>
          <table:covered-table-cell table:style-name="ce10"/>
          <table:covered-table-cell/>
          <table:table-cell table:number-columns-repeated="2"/>
        </table:table-row>
        <table:table-row table:style-name="ro2">
          <table:table-cell table:style-name="ce2"/>
          <table:table-cell table:number-columns-repeated="6"/>
        </table:table-row>
        <table:table-row table:style-name="ro1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ama</text:p>
          </table:table-cell>
          <table:table-cell table:style-name="ce4" office:value-type="string" calcext:value-type="string">
            <text:p>NIM</text:p>
          </table:table-cell>
          <table:table-cell table:style-name="ce4" office:value-type="string" calcext:value-type="string" table:number-columns-spanned="3" table:number-rows-spanned="1">
            <text:p>Judul</text:p>
          </table:table-cell>
          <table:covered-table-cell table:number-columns-repeated="2" table:style-name="ce8"/>
          <table:table-cell table:style-name="ce4" office:value-type="string" calcext:value-type="string">
            <text:p>Tgl.Pengajuan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Ihsan Jurjani</text:p>
          </table:table-cell>
          <table:table-cell table:style-name="ce5" office:value-type="float" office:value="12519.0008" calcext:value-type="float">
            <text:p>12519.0008</text:p>
          </table:table-cell>
          <table:table-cell table:style-name="ce28" office:value-type="string" calcext:value-type="string" table:number-columns-spanned="3" table:number-rows-spanned="4">
            <text:p><text:span text:style-name="T4">Pengaruh Model Pembelajaran Contextual </text:span></text:p>
            <text:p><text:span text:style-name="T4">Teaching and Learning Terhadap Hasil Belajar Siswa</text:span></text:p>
            <text:p><text:span text:style-name="T4">Pada Mata Pelajaran Al-Quran Hadis Dengan Materi</text:span></text:p>
            <text:p><text:span text:style-name="T4">Kubaca Al-Quran Dengan Benar</text:span></text:p>
          </table:table-cell>
          <table:covered-table-cell table:number-columns-repeated="2" table:style-name="ce28"/>
          <table:table-cell table:style-name="ce5" office:value-type="string" calcext:value-type="string">
            <text:p>14-06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Teaching and Learning Terhadap Hasil 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Belajar Siswa Pada Mata Pelajaran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Rini Riani</text:p>
          </table:table-cell>
          <table:table-cell table:style-name="ce5" office:value-type="float" office:value="12520.0058" calcext:value-type="float">
            <text:p>12520.0058</text:p>
          </table:table-cell>
          <table:table-cell table:style-name="ce13" office:value-type="string" calcext:value-type="string" table:number-columns-spanned="3" table:number-rows-spanned="4">
            <text:p>Pengaruh Penggunaan Metode Project Base</text:p>
            <text:p>Learning Terhadap Prestasi Belajar Peserta</text:p>
            <text:p>Didik Pada Mata Pelajaran PAI dan Budi Pekerti</text:p>
            <text:p>Materi Meneladani Perjuangan Dakwah Rasulullah</text:p>
            <text:p>SAW di Mekah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8" office:value-type="string" calcext:value-type="string">
            <text:p>Resmi Nur Fauzi</text:p>
          </table:table-cell>
          <table:table-cell table:style-name="ce5" office:value-type="float" office:value="12519.0029" calcext:value-type="float">
            <text:p>12519.0029</text:p>
          </table:table-cell>
          <table:table-cell table:style-name="ce13" office:value-type="string" calcext:value-type="string" table:number-columns-spanned="3" table:number-rows-spanned="4">
            <text:p>Pengaruh Model Pembelajaran Cooperatif Learning</text:p>
            <text:p>Tipe Numberred Heads Together Terhadap Prestasi</text:p>
            <text:p>Kognitif Belajar Siswa Pada Mata Pelajaran Sirah </text:p>
            <text:p>(Penelitian Pada Siswa Kelas XI di SMA Islam </text:p>
            <text:p>Cendekia Mud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8" office:value-type="string" calcext:value-type="string">
            <text:p>Ade Juwita</text:p>
          </table:table-cell>
          <table:table-cell table:style-name="ce5" office:value-type="float" office:value="12518.002" calcext:value-type="float">
            <text:p>12518.002</text:p>
          </table:table-cell>
          <table:table-cell table:style-name="ce28" office:value-type="string" calcext:value-type="string" table:number-columns-spanned="3" table:number-rows-spanned="4">
            <text:p><text:span text:style-name="T5">Pengaruh Penerapan Model Pembelajaran Cooperatif </text:span></text:p>
            <text:p><text:span text:style-name="T5">Learning Tipe Numbered Head Together (NHT) Terhadap</text:span></text:p>
            <text:p><text:span text:style-name="T5">Hasil Belajar Siswa Pada Mata Pelajaran Pendidikan</text:span></text:p>
            <text:p><text:span text:style-name="T5">Agama Islam Materi QS At-Tin</text:span>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8" office:value-type="string" calcext:value-type="string">
            <text:p>Putri Rosmawati Ningsih</text:p>
          </table:table-cell>
          <table:table-cell table:style-name="ce5" office:value-type="float" office:value="12519.0011" calcext:value-type="float">
            <text:p>12519.0011</text:p>
          </table:table-cell>
          <table:table-cell table:style-name="ce13" office:value-type="string" calcext:value-type="string" table:number-columns-spanned="3" table:number-rows-spanned="4">
            <text:p>Pengaruh Metode Talaqqi Terhadap Kemampuan Hafalan</text:p>
            <text:p>Al-Quran Siswa XI di SMA Islam Cendekia Muda Kec.</text:p>
            <text:p>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8" office:value-type="string" calcext:value-type="string">
            <text:p>Aan Hani</text:p>
          </table:table-cell>
          <table:table-cell table:style-name="ce5" office:value-type="float" office:value="12519.0023" calcext:value-type="float">
            <text:p>12519.0023</text:p>
          </table:table-cell>
          <table:table-cell table:style-name="ce28" office:value-type="string" calcext:value-type="string" table:number-columns-spanned="3" table:number-rows-spanned="4">
            <text:p><text:span text:style-name="T5">Hubungan Antara Kedisiplinan Menunaikan Shalat Lima</text:span></text:p>
            <text:p><text:span text:style-name="T5">Waktu Terhadap Pengendalian Perilaku Menyimpang</text:span></text:p>
            <text:p><text:span text:style-name="T5">Remaja (Penelitian Pada Siswa Kelas X SMKN 14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11-04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8" office:value-type="string" calcext:value-type="string">
            <text:p>Suryadi</text:p>
          </table:table-cell>
          <table:table-cell table:style-name="ce5" office:value-type="float" office:value="12519.0028" calcext:value-type="float">
            <text:p>12519.0028</text:p>
          </table:table-cell>
          <table:table-cell table:style-name="ce28" office:value-type="string" calcext:value-type="string" table:number-columns-spanned="3" table:number-rows-spanned="4">
            <text:p><text:span text:style-name="T5">Pengaruh Gaya Kepemimpinan Kiyai Terhadap Kedisiplinan</text:span></text:p>
            <text:p><text:span text:style-name="T5">Belajar Santri di Pondok Pesantren Modern Baitul Fikri</text:span></text:p>
            <text:p><text:span text:style-name="T5">Bandung</text:span></text:p>
          </table: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8" office:value-type="string" calcext:value-type="string">
            <text:p>Shina Inayatul Kamala</text:p>
          </table:table-cell>
          <table:table-cell table:style-name="ce5" office:value-type="float" office:value="12519.0017" calcext:value-type="float">
            <text:p>12519.0017</text:p>
          </table:table-cell>
          <table:table-cell table:style-name="ce28" office:value-type="string" calcext:value-type="string" table:number-columns-spanned="3" table:number-rows-spanned="4">
            <text:p><text:span text:style-name="T5">Hubungan Antara Perhatian Orang Tua Dengan Semangat</text:span></text:p>
            <text:p><text:span text:style-name="T5">Belajar Murid Pada Taman Pendidikan Al-Quran (TPQ) di</text:span></text:p>
            <text:p><text:span text:style-name="T5">Yayasan Amanatul Khudori</text:span></text:p>
          </table:table-cell>
          <table:covered-table-cell table:number-columns-repeated="2" table:style-name="ce28"/>
          <table:table-cell table:style-name="ce5" office:value-type="string" calcext:value-type="string">
            <text:p>22 Ferbuari 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28" office:value-type="string" calcext:value-type="string">
            <text:p>Shafiyah Sarah Tsaqifa</text:p>
          </table:table-cell>
          <table:table-cell table:style-name="ce5" office:value-type="float" office:value="12519.002" calcext:value-type="float">
            <text:p>12519.002</text:p>
          </table:table-cell>
          <table:table-cell table:style-name="ce13" office:value-type="string" calcext:value-type="string" table:number-columns-spanned="3" table:number-rows-spanned="4">
            <text:p>Pengaruh Model Pembelajaran Team Games Tournament </text:p>
            <text:p>Terhadap Prestasi Kognitif Siswa Dalam Mata Pelajaran</text:p>
            <text:p>Quran Hadits (Penelitian Pada Siswa Kelas XI Di MTS</text:p>
            <text:p>Quran Ar Ridho Kec.Cipongkor Kab.Bandung Barat)</text:p>
          </table:table-cell>
          <table:covered-table-cell table:number-columns-repeated="2" table:style-name="ce28"/>
          <table:table-cell table:style-name="ce5" office:value-type="string" calcext:value-type="string">
            <text:p>01-07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8" office:value-type="string" calcext:value-type="string">
            <text:p>Anisah Nurjanah</text:p>
          </table:table-cell>
          <table:table-cell table:style-name="ce5" office:value-type="float" office:value="125190012" calcext:value-type="float">
            <text:p>125190012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odel Pembelajaran </text:span><text:span text:style-name="T7">Joyful Learning</text:span><text:span text:style-name="T8"> </text:span></text:p>
            <text:p><text:span text:style-name="T6">dalam Meningkatkan Prestasi Kognitif siswa Kelas VIII Pada</text:span></text:p>
            <text:p><text:span text:style-name="T6">Mata Pelajaran Pendidikan Agama Islam Dan Budi Pekerti Di</text:span></text:p>
            <text:p><text:span text:style-name="T6">SMP Yayasan Atikan Bandung Kecamatan Cibeunying Kidul </text:span></text:p>
            <text:p><text:span text:style-name="T6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28" office:value-type="string" calcext:value-type="string">
            <text:p>Dina Nopiana</text:p>
          </table:table-cell>
          <table:table-cell table:style-name="ce5" office:value-type="float" office:value="125190034" calcext:value-type="float">
            <text:p>125190034</text:p>
          </table:table-cell>
          <table:table-cell table:style-name="ce16" office:value-type="string" calcext:value-type="string" table:number-columns-spanned="3" table:number-rows-spanned="4">
            <text:p><text:span text:style-name="T5">Pengaruh Penerapan Metode Pembiasaan Salat Berjamaah </text:span></text:p>
            <text:p><text:span text:style-name="T5">Dalam Meningkatkan Karakter Religius Siswa Kelas VII Di </text:span></text:p>
            <text:p><text:span text:style-name="T5">SMP Negeri 19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8" office:value-type="string" calcext:value-type="string">
            <text:p>Fitri Nuraeni</text:p>
          </table:table-cell>
          <table:table-cell table:style-name="ce5" office:value-type="float" office:value="125190036" calcext:value-type="float">
            <text:p>125190036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Strategi Pembelajaran </text:span><text:span text:style-name="T10">Active Knowledge</text:span></text:p>
            <text:p><text:span text:style-name="T11">Sharing</text:span><text:span text:style-name="T12"> Terhadap Hasil Belajar Siswa Pada Mata Pelajaran</text:span></text:p>
            <text:p><text:span text:style-name="T9">Akidah Akhlak Di Kelas V Madrasah Ibtidaiyah Permata </text:span></text:p>
            <text:p><text:span text:style-name="T9">Bangsa  Kecamatan Cileunyi 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28" office:value-type="string" calcext:value-type="string">
            <text:p>Heri Herdiana</text:p>
          </table:table-cell>
          <table:table-cell table:style-name="ce5" office:value-type="float" office:value="125190033" calcext:value-type="float">
            <text:p>125190033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Metode</text:span><text:span text:style-name="T10"> Inkuiri</text:span><text:span text:style-name="T12"> Terhadap Hasil Kognitif</text:span></text:p>
            <text:p><text:span text:style-name="T9"> Siswa Pada Mata Pelajaran Pendidikan Agama Islam Dan Budi</text:span></text:p>
            <text:p><text:span text:style-name="T9"> Pekerti Kelas X Di SMA Muhammadiyah 4 Cibiru </text:span></text:p>
            <text:p><text:span text:style-name="T9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8" office:value-type="string" calcext:value-type="string">
            <text:p>Ihah Solihah</text:p>
          </table:table-cell>
          <table:table-cell table:style-name="ce5" office:value-type="float" office:value="125190043" calcext:value-type="float">
            <text:p>125190043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Make A Match</text:span><text:span text:style-name="T15"> </text:span></text:p>
            <text:p><text:span text:style-name="T13">Terhadap Hasil Belajar Siswa Kelas V Pada Mata Pelajaran</text:span></text:p>
            <text:p><text:span text:style-name="T13"> Pendidikan Agama Islam Dan Budi Pekerti Di SD Negeri Nurul</text:span></text:p>
            <text:p><text:span text:style-name="T13"> Salam Kecamatan Rongga Kabupaten Bandung Barat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8" office:value-type="string" calcext:value-type="string">
            <text:p>Keke Nurhayati</text:p>
          </table:table-cell>
          <table:table-cell table:style-name="ce5" office:value-type="float" office:value="125190041" calcext:value-type="float">
            <text:p>125190041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etode Pembelajaran </text:span><text:span text:style-name="T7">Peer Tutoring</text:span><text:span text:style-name="T8"> </text:span></text:p>
            <text:p><text:span text:style-name="T6">Terhadap Hasil Belajar Pendidikan Agama Dan Budi Pekerti </text:span></text:p>
            <text:p><text:span text:style-name="T6">Kelas XI SMA Di SMA Al-Isl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8" office:value-type="string" calcext:value-type="string">
            <text:p>Rif’atus Sa’diah</text:p>
          </table:table-cell>
          <table:table-cell table:style-name="ce5" office:value-type="float" office:value="125190035" calcext:value-type="float">
            <text:p>125190035</text:p>
          </table:table-cell>
          <table:table-cell table:style-name="ce17" office:value-type="string" calcext:value-type="string" table:number-columns-spanned="3" table:number-rows-spanned="4">
            <text:p><text:span text:style-name="T16">Implementasi Metode Riyadhah Dalam Membentuk Sikap </text:span></text:p>
            <text:p><text:span text:style-name="T16">Tanggung Jawab Salat Wajib Santri Di Pesantren Al-Afifiyah </text:span></text:p>
            <text:p><text:span text:style-name="T16">Kecamatan Babakan Ciparay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28" office:value-type="string" calcext:value-type="string">
            <text:p>Sahaludin Al Afgani</text:p>
          </table:table-cell>
          <table:table-cell table:style-name="ce5" office:value-type="float" office:value="125190049" calcext:value-type="float">
            <text:p>125190049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Strategi Pembelajaran </text:span><text:span text:style-name="T14">Contextual Teaching</text:span></text:p>
            <text:p><text:span text:style-name="T17">And Learning</text:span><text:span text:style-name="T15"> Bermuatan Karakter Terhadap Hasil Belajar Siswa </text:span></text:p>
            <text:p><text:span text:style-name="T13">Kelas VIII A Pada Mata Pelajaran PAI Dan Budi Pekerti Di SMP</text:span></text:p>
            <text:p><text:span text:style-name="T13">Assalam Kecamatan Regol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28" office:value-type="string" calcext:value-type="string">
            <text:p>Sarah Kartika</text:p>
          </table:table-cell>
          <table:table-cell table:style-name="ce5" office:value-type="float" office:value="125190048" calcext:value-type="float">
            <text:p>125190048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Cooperative Script</text:span><text:span text:style-name="T15"> </text:span></text:p>
            <text:p><text:span text:style-name="T13">Terhadap Hasil Kognitif Siswa Kelas VIII Pada Mata Pelajaran</text:span></text:p>
            <text:p><text:span text:style-name="T13"> Pendidikan Agama Islam Dan Budi Pekerti Di SMP Negeri 63 </text:span></text:p>
            <text:p><text:span text:style-name="T13">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28" office:value-type="string" calcext:value-type="string">
            <text:p>Siti Fitriani</text:p>
          </table:table-cell>
          <table:table-cell table:style-name="ce5" office:value-type="float" office:value="125190045" calcext:value-type="float">
            <text:p>125190045</text:p>
          </table:table-cell>
          <table:table-cell table:style-name="ce28" office:value-type="string" calcext:value-type="string" table:number-columns-spanned="3" table:number-rows-spanned="4">
            <text:p><text:span text:style-name="T18">Pengaruh Penggunaan metode </text:span><text:span text:style-name="T19">Mind Mapping</text:span><text:span text:style-name="T20"> Terhadap Hasil </text:span></text:p>
            <text:p><text:span text:style-name="T6">Belajar Kognitif Siswa Kelas III Pada Mata Pelajaran Fikih Di MI </text:span></text:p>
            <text:p><text:span text:style-name="T6">Cikapayang,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8" office:value-type="string" calcext:value-type="string">
            <text:p>Yopi Siti Robiah </text:p>
          </table:table-cell>
          <table:table-cell table:style-name="ce5" office:value-type="float" office:value="125190037" calcext:value-type="float">
            <text:p>125190037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The Power Of Two</text:span></text:p>
            <text:p><text:span text:style-name="T13"> Terhadap Hasil Belajar Siswa Pada Kelas VII Mata Pelajaran</text:span></text:p>
            <text:p><text:span text:style-name="T13"> Pendidikan Agama Islam Dan Budi Pekerti Di SMP Bina Sarana</text:span></text:p>
            <text:p><text:span text:style-name="T13"> Cendikia Kecamatan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8" office:value-type="string" calcext:value-type="string">
            <text:p>Syafiq</text:p>
          </table:table-cell>
          <table:table-cell table:style-name="ce5" office:value-type="float" office:value="125190301" calcext:value-type="float">
            <text:p>125190301</text:p>
          </table:table-cell>
          <table:table-cell table:style-name="ce13" office:value-type="string" calcext:value-type="string" table:number-columns-spanned="3" table:number-rows-spanned="4">
            <text:p>Implementasi metode muroja’ah dalam meningkatkan kualitas</text:p>
            <text:p>Hafalan AL-Quran siswa pada mata pelajaran tahfidz di kelas</text:p>
            <text:p>IX madrasah tsanawiyah al-manar kec.purwakarta kab.purwakarta</text:p>
          </table:table-cell>
          <table:covered-table-cell table:number-columns-repeated="2" table:style-name="ce28"/>
          <table:table-cell table:style-name="ce5" office:value-type="string" calcext:value-type="string">
            <text:p>09-08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7"/>
          <table:table-cell table:style-name="ce14"/>
          <table:table-cell table:style-name="ce7"/>
          <table:table-cell table:style-name="ce14" table:number-columns-repeated="3"/>
          <table:table-cell table:style-name="ce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30" office:value-type="string" calcext:value-type="string">
            <text:p>Fahmi Muhamad Rizqi</text:p>
          </table:table-cell>
          <table:table-cell table:style-name="ce24" office:value-type="float" office:value="125190026" calcext:value-type="float">
            <text:p>125190026</text:p>
          </table:table-cell>
          <table:table-cell table:style-name="ce30" office:value-type="string" calcext:value-type="string" table:number-columns-spanned="3" table:number-rows-spanned="4">
            <text:p><text:span text:style-name="T21">Upaya Meningkatkan Kemampuan Menghafal Al-Qur'an </text:span></text:p>
            <text:p><text:span text:style-name="T21">Surat Al-Fil Dengan Menggunakan Metode Qazmu</text:span></text:p>
            <text:p><text:span text:style-name="T21"> ( Penelitian Pada Siswa Kelas IV di SD Negri </text:span></text:p>
            <text:p><text:span text:style-name="T21">Warunglega 01 Cikancung Kabupaten Bandung)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28" office:value-type="string" calcext:value-type="string">
            <text:p>Hamzah</text:p>
          </table:table-cell>
          <table:table-cell table:style-name="ce24" office:value-type="float" office:value="125190001" calcext:value-type="float">
            <text:p>125190001</text:p>
          </table:table-cell>
          <table:table-cell table:style-name="ce31" office:value-type="string" calcext:value-type="string" table:number-columns-spanned="3" table:number-rows-spanned="4">
            <text:p><text:span text:style-name="T22">Implementasi  Pendidikan Lifeskill Dalam Meningkatkan</text:span></text:p>
            <text:p><text:span text:style-name="T22"> Sikap Kemandirian Santri di Pondok Pesantren </text:span></text:p>
            <text:p><text:span text:style-name="T22">Baitul 'Izzah Nusantara,  Kec.  Lembang. </text:span></text:p>
            <text:p><text:span text:style-name="T22"> Kab.  Bandung Barat.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Nine Okdiyanti</text:p>
          </table:table-cell>
          <table:table-cell table:style-name="ce24" office:value-type="float" office:value="125200002" calcext:value-type="float">
            <text:p>125200002</text:p>
          </table:table-cell>
          <table:table-cell table:style-name="ce31" office:value-type="string" calcext:value-type="string" table:number-columns-spanned="3" table:number-rows-spanned="4">
            <text:p>Peran Guru Pendidikan Agama Islam Dalam Membentuk </text:p>
            <text:p>Karakter Religius Melalui Program Keputrian </text:p>
            <text:p>Siswi Kelas X Di SMK Karya Pembangunan</text:p>
            <text:p> Margahayu Bandung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8" office:value-type="string" calcext:value-type="string">
            <text:p>Rina Kartina</text:p>
          </table:table-cell>
          <table:table-cell table:style-name="ce24" office:value-type="float" office:value="125190006" calcext:value-type="float">
            <text:p>125190006</text:p>
          </table:table-cell>
          <table:table-cell table:style-name="ce31" office:value-type="string" calcext:value-type="string" table:number-columns-spanned="3" table:number-rows-spanned="4">
            <text:p><text:span text:style-name="T22">Pengaruh Penggunaan Metode Ibrah Mauizdah terhadap</text:span></text:p>
            <text:p><text:span text:style-name="T22"> Peningkatan Sikap Sopan Santun Berbicara Materi</text:span></text:p>
            <text:p><text:span text:style-name="T22"> Akhlak Mulia Pada Mata Pelajaran Pendidikan </text:span></text:p>
            <text:p><text:span text:style-name="T22">Agama Islam Siswa Kelas VIII di SMP Asy-Syarifiyah </text:span></text:p>
            <text:p><text:span text:style-name="T22">Tarogong Garut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9" office:value-type="string" calcext:value-type="string">
            <text:p>Iis Sumarni</text:p>
          </table:table-cell>
          <table:table-cell table:style-name="ce25" office:value-type="float" office:value="12519.0027" calcext:value-type="float">
            <text:p>12519.0027</text:p>
          </table:table-cell>
          <table:table-cell table:style-name="ce28" office:value-type="string" calcext:value-type="string" table:number-columns-spanned="3" table:number-rows-spanned="4">
            <text:p><text:span text:style-name="T1">Pengaruh Strategi </text:span><text:span text:style-name="T23">Joyfull</text:span><text:span text:style-name="T24"> </text:span><text:span text:style-name="T25">Learning</text:span><text:span text:style-name="T3"> Terhadap Motivasi </text:span></text:p>
            <text:p><text:span text:style-name="T1">Belajar Ilmu Tajwid Pada Siswa Kelas X SMA Darul </text:span></text:p>
            <text:p><text:span text:style-name="T1">Hik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9" office:value-type="string" calcext:value-type="string">
            <text:p>Yunistriani</text:p>
          </table:table-cell>
          <table:table-cell table:style-name="ce26" office:value-type="float" office:value="12519.0002" calcext:value-type="float">
            <text:p>12519.0002</text:p>
          </table:table-cell>
          <table:table-cell table:style-name="ce28" office:value-type="string" calcext:value-type="string" table:number-columns-spanned="3" table:number-rows-spanned="4">
            <text:p><text:span text:style-name="T26">Pengaruh Penerapan Metode Talaqqi Dalam </text:span></text:p>
            <text:p><text:span text:style-name="T26">Meningkatkan Kemampuan Hafalan Al-Quran </text:span></text:p>
            <text:p><text:span text:style-name="T26">Siswa DI TKIT Al-Irsyad Al-Islamiyyah Kecamatan </text:span></text:p>
            <text:p><text:span text:style-name="T26">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8" office:value-type="string" calcext:value-type="string">
            <text:p>Dela Nurmala</text:p>
          </table:table-cell>
          <table:table-cell table:style-name="ce26" office:value-type="float" office:value="12519.004" calcext:value-type="float">
            <text:p>12519.004</text:p>
          </table:table-cell>
          <table:table-cell table:style-name="ce28" office:value-type="string" calcext:value-type="string" table:number-columns-spanned="3" table:number-rows-spanned="4">
            <text:p><text:span text:style-name="T27">Pengaruh Penerapan Model Pembelajaran </text:span><text:span text:style-name="T28">Cooperative</text:span></text:p>
            <text:p><text:span text:style-name="T29"> Integrated Reading Composition</text:span><text:span text:style-name="T26"> (CIRC) Terhadap</text:span></text:p>
            <text:p><text:span text:style-name="T26"> Hasil Belajar Siswa Pada Mata Pelajaran Pendidikan </text:span></text:p>
            <text:p><text:span text:style-name="T26">Agama Islam dan Budi Pekerti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20" office:value-type="string" calcext:value-type="string">
            <text:p>Ignatia Sahana</text:p>
          </table:table-cell>
          <table:table-cell table:style-name="ce27" office:value-type="float" office:value="12518.0297" calcext:value-type="float">
            <text:p>12518.0297</text:p>
          </table:table-cell>
          <table:table-cell table:style-name="ce28" office:value-type="string" calcext:value-type="string" table:number-columns-spanned="3" table:number-rows-spanned="4">
            <text:p><text:span text:style-name="T1">Pengaruh Kepribadian Guru Terhadap Kedisiplinan </text:span></text:p>
            <text:p><text:span text:style-name="T1">Ibadah Siswa (Penelitian terhadap siswa Madrasah</text:span></text:p>
            <text:p><text:span text:style-name="T1"> Tsanawiyah di MTS.Ar-Rohmah Kota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0" office:value-type="string" calcext:value-type="string">
            <text:p>Haya Diya Fairuz P.</text:p>
          </table:table-cell>
          <table:table-cell table:style-name="ce27" office:value-type="float" office:value="12519.0024" calcext:value-type="float">
            <text:p>12519.0024</text:p>
          </table:table-cell>
          <table:table-cell table:style-name="ce28" office:value-type="string" calcext:value-type="string" table:number-columns-spanned="3" table:number-rows-spanned="4">
            <text:p><text:span text:style-name="T1">Pengaruh Kompetensi Pedagofik Guru Akidah </text:span></text:p>
            <text:p><text:span text:style-name="T1">Akhlak Terhadap Prestasi Hafalan Al-Quran Siswa </text:span></text:p>
            <text:p><text:span text:style-name="T1">MDTA Mathaul Furqan Cimenyan Kab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20" office:value-type="string" calcext:value-type="string">
            <text:p>Rizky Amaliah</text:p>
          </table:table-cell>
          <table:table-cell table:style-name="ce27" office:value-type="float" office:value="12518.0283" calcext:value-type="float">
            <text:p>12518.0283</text:p>
          </table:table-cell>
          <table:table-cell table:style-name="ce28" office:value-type="string" calcext:value-type="string" table:number-columns-spanned="3" table:number-rows-spanned="4">
            <text:p><text:span text:style-name="T1">Pengaruh Pemahaman Ilmu Tajwid Terhadap </text:span></text:p>
            <text:p><text:span text:style-name="T1">Keterampilan Membaca Al-Quran Siswa Kelas</text:span></text:p>
            <text:p><text:span text:style-name="T1"> VII MTS Arrahmah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21" office:value-type="string" calcext:value-type="string">
            <text:p><text:span text:style-name="T1">Jullanar </text:span><text:span text:style-name="T2">N</text:span><text:span text:style-name="T3">ur </text:span><text:span text:style-name="T2">P</text:span><text:span text:style-name="T3">utri </text:span><text:span text:style-name="T2">W</text:span><text:span text:style-name="T3">idjaja</text:span></text:p>
          </table:table-cell>
          <table:table-cell table:style-name="ce27" office:value-type="float" office:value="12518.0028" calcext:value-type="float">
            <text:p>12518.0028</text:p>
          </table:table-cell>
          <table:table-cell table:style-name="ce28" office:value-type="string" calcext:value-type="string" table:number-columns-spanned="3" table:number-rows-spanned="4">
            <text:p><text:span text:style-name="T1">Pengaruh Penggunaan Metode </text:span><text:span text:style-name="T23">Outdoor Learning</text:span><text:span text:style-name="T2"> </text:span></text:p>
            <text:p><text:span text:style-name="T1">Terhadap</text:span><text:span text:style-name="T2"> </text:span><text:span text:style-name="T3">Hasil Belajar Siswa Pada Mata Pembelajaran </text:span></text:p>
            <text:p><text:span text:style-name="T1">Pendidikan Agama Islam</text:span><text:span text:style-name="T2"> </text:span><text:span text:style-name="T3">dan Budi Pekerti Kelas I DI </text:span></text:p>
            <text:p><text:span text:style-name="T1">SD Plus Marhamah</text:span><text:span text:style-name="T2"> </text:span><text:span text:style-name="T3">Hasanah</text:span><text:span text:style-name="T2"> </text:span><text:span text:style-name="T3">Kecamatan Mergahayu </text:span></text:p>
            <text:p><text:span text:style-name="T1">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20" office:value-type="string" calcext:value-type="string">
            <text:p>Putri Rosmawati Ningsih</text:p>
          </table:table-cell>
          <table:table-cell table:style-name="ce27" office:value-type="float" office:value="12519.0011" calcext:value-type="float">
            <text:p>12519.0011</text:p>
          </table:table-cell>
          <table:table-cell table:style-name="ce32" office:value-type="string" calcext:value-type="string" table:number-columns-spanned="3" table:number-rows-spanned="4">
            <text:p><text:span text:style-name="T1">Pengaruh Metode Kauny Quantum Memory Terhadap</text:span></text:p>
            <text:p><text:span text:style-name="T1"> Kemampuan Hafalan Al-Qur'an Santri</text:span><text:span text:style-name="T2"> </text:span><text:span text:style-name="T3">MDTA </text:span></text:p>
            <text:p><text:span text:style-name="T1">Al-Mu'min Kel. Cibeunying Kec.</text:span><text:span text:style-name="T2"> </text:span><text:span text:style-name="T3">Cimenyan </text:span></text:p>
            <text:p><text:span text:style-name="T1">Kab.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0" office:value-type="string" calcext:value-type="string">
            <text:p>Delia Husna Fadiyah</text:p>
          </table:table-cell>
          <table:table-cell table:style-name="ce27" office:value-type="float" office:value="12518.0282" calcext:value-type="float">
            <text:p>12518.0282</text:p>
          </table:table-cell>
          <table:table-cell table:style-name="ce28" office:value-type="string" calcext:value-type="string" table:number-columns-spanned="3" table:number-rows-spanned="4">
            <text:p><text:span text:style-name="T1">Hubungan Prokrastinasi dengan Pendidikan</text:span><text:span text:style-name="T2"> </text:span><text:span text:style-name="T3">Karakter </text:span></text:p>
            <text:p><text:span text:style-name="T1">Islami Siswa Kelas VIII Pada Mata</text:span><text:span text:style-name="T2"> </text:span><text:span text:style-name="T3">Pelajaran Akidah </text:span></text:p>
            <text:p><text:span text:style-name="T1">Akhlak di MTs Ar-Rohmah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0" office:value-type="string" calcext:value-type="string">
            <text:p>Susilawati</text:p>
          </table:table-cell>
          <table:table-cell table:style-name="ce27" office:value-type="float" office:value="12519.0032" calcext:value-type="float">
            <text:p>12519.0032</text:p>
          </table:table-cell>
          <table:table-cell table:style-name="ce28" office:value-type="string" calcext:value-type="string" table:number-columns-spanned="3" table:number-rows-spanned="4">
            <text:p><text:span text:style-name="T1">Implemantasi Kegiatan Muhadhoroh Dalam Menumbuhkan </text:span></text:p>
            <text:p><text:span text:style-name="T1">Sikap Percaya Diri Santri MTKD Al-Ikhlas Kecamatan</text:span></text:p>
            <text:p><text:span text:style-name="T1"> Cidadap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28" office:value-type="string" calcext:value-type="string">
            <text:p>Suardi</text:p>
          </table:table-cell>
          <table:table-cell table:style-name="ce27" office:value-type="float" office:value="125190030" calcext:value-type="float">
            <text:p>125190030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Guru Agama Islam Dalam Membentuk </text:span></text:p>
            <text:p><text:span text:style-name="T1">Akhlak Siswa Kelas VIII di SMP Negeri 38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20" office:value-type="string" calcext:value-type="string">
            <text:p>Nia Siti Komalasari</text:p>
          </table:table-cell>
          <table:table-cell table:style-name="ce27" office:value-type="float" office:value="12519.0046" calcext:value-type="float">
            <text:p>12519.0046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Orang Tua Dalam Membentuk</text:span></text:p>
            <text:p><text:span text:style-name="T1"> Karakter Dermawan pada siswa kelas Vdi MIS</text:span></text:p>
            <text:p><text:span text:style-name="T1"> Darussalam Kecamatan Babakan Ciparay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22" office:value-type="string" calcext:value-type="string">
            <text:p><text:span text:style-name="T1">Iqbal </text:span><text:span text:style-name="T2">Z</text:span><text:span text:style-name="T3">ulfahmi Muhtadi</text:span></text:p>
          </table:table-cell>
          <table:table-cell table:style-name="ce27" office:value-type="float" office:value="12518.0005" calcext:value-type="float">
            <text:p>12518.0005</text:p>
          </table:table-cell>
          <table:table-cell table:style-name="ce28" office:value-type="string" calcext:value-type="string" table:number-columns-spanned="3" table:number-rows-spanned="4">
            <text:p><text:span text:style-name="T1">Konsep Sopan Santun Murid Terhadap Guru Dalam</text:span></text:p>
            <text:p><text:span text:style-name="T1"> Perspektif Syaikh Az-Zarnuji Dalam Kitab Ta'limul </text:span></text:p>
            <text:p><text:span text:style-name="T1">Muta'allim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23" office:value-type="string" calcext:value-type="string">
            <text:p>Ali Al Bustom</text:p>
          </table:table-cell>
          <table:table-cell table:style-name="ce27" office:value-type="float" office:value="12517.0049" calcext:value-type="float">
            <text:p>12517.0049</text:p>
          </table:table-cell>
          <table:table-cell table:style-name="ce28" office:value-type="string" calcext:value-type="string" table:number-columns-spanned="3" table:number-rows-spanned="4">
            <text:p><text:span text:style-name="T1">Pengaruh Pergaulan Teman Sebaya Terhadap Pembentukan</text:span></text:p>
            <text:p><text:span text:style-name="T1"> Karakter Siswa (Penelitian di Kelas V MI Darul Huda Pacet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3" office:value-type="string" calcext:value-type="string">
            <text:p>Hani Haeni</text:p>
          </table:table-cell>
          <table:table-cell table:style-name="ce27" office:value-type="float" office:value="12520.0033" calcext:value-type="float">
            <text:p>12520.0033</text:p>
          </table:table-cell>
          <table:table-cell table:style-name="ce47" office:value-type="string" calcext:value-type="string" table:number-columns-spanned="3" table:number-rows-spanned="4">
            <text:p>Pengaruh model Pembelajaran Cooperatif Learning Tipe </text:p>
            <text:p>Talking stick dalam meningkatkan prestasi kognitif peserta</text:p>
            <text:p>Didik pada mata pelajaran SKI di kelas IV MDTA Al</text:p>
            <text:p>Khoiriyah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3" office:value-type="string" calcext:value-type="string">
            <text:p>Ade Deni</text:p>
          </table:table-cell>
          <table:table-cell table:style-name="ce27" office:value-type="float" office:value="12521.00285" calcext:value-type="float">
            <text:p>12521.00285</text:p>
          </table:table-cell>
          <table:table-cell table:style-name="ce47" office:value-type="string" calcext:value-type="string" table:number-columns-spanned="3" table:number-rows-spanned="4">
            <text:p>Penerapan Pendekatan Quantum Learning Pada Mata</text:p>
            <text:p>Pelajaran Pendidikan Agama Islam di Kelas V SD</text:p>
            <text:p>Negari Cintaasih 01 Kab.Bandung: Studi Kasus Pada</text:p>
            <text:p>Peningkatan Hasil Belajar Siswa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3" office:value-type="string" calcext:value-type="string">
            <text:p>Kikin Sodikin</text:p>
          </table:table-cell>
          <table:table-cell table:style-name="ce27" office:value-type="float" office:value="12520.0046" calcext:value-type="float">
            <text:p>12520.0046</text:p>
          </table:table-cell>
          <table:table-cell table:style-name="ce47" office:value-type="string" calcext:value-type="string" table:number-columns-spanned="3" table:number-rows-spanned="4">
            <text:p>Pengaruh Penggunaan Metode Pembelajaran Discovery</text:p>
            <text:p>Learning tipe Based Learning Terhadapa Motivasi</text:p>
            <text:p>Belajar siswa pada mata pelajaran PAI Kelas X TITL di</text:p>
            <text:p>SMKN 2 Kota 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23" office:value-type="string" calcext:value-type="string">
            <text:p>M.Agus Arifin</text:p>
          </table:table-cell>
          <table:table-cell table:style-name="ce27" office:value-type="float" office:value="12521.0041" calcext:value-type="float">
            <text:p>12521.0041</text:p>
          </table:table-cell>
          <table:table-cell table:style-name="ce47" office:value-type="string" calcext:value-type="string" table:number-columns-spanned="3" table:number-rows-spanned="4">
            <text:p>Hubungan Kedisiplinan Belajar siswa Dengan Prestasi </text:p>
            <text:p>Kognitif Belajar Siswa mata pelajaran pendidikan Agama </text:p>
            <text:p>Islam materi Zina Kelas 10 TITL 2 di SMK PU Negeri</text:p>
            <text:p><text:span text:style-name="T30">Kec.Batununggal Kota </text:span>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23" office:value-type="string" calcext:value-type="string">
            <text:p>Ananda Dhika Aningsih</text:p>
          </table:table-cell>
          <table:table-cell table:style-name="ce27" office:value-type="float" office:value="12520.0053" calcext:value-type="float">
            <text:p>12520.0053</text:p>
          </table:table-cell>
          <table:table-cell table:style-name="ce47" office:value-type="string" calcext:value-type="string" table:number-columns-spanned="3" table:number-rows-spanned="4">
            <text:p>Pengaruh  penggunaan media audio visual berbasi video</text:p>
            <text:p>Pembelajaran dalam meningkatkan hasil belajar siswa</text:p>
            <text:p>Pada mata pelajaran pendidikan agama Islam </text:p>
            <text:p>(penelitian terhadap siswa kelas X di SMK PU Negeri</text:p>
            <text:p>Kec.Batununggal Kota Bandung)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3" office:value-type="string" calcext:value-type="string">
            <text:p>Aditya Epriansah</text:p>
          </table:table-cell>
          <table:table-cell table:style-name="ce27" office:value-type="float" office:value="12520.0024" calcext:value-type="float">
            <text:p>12520.0024</text:p>
          </table:table-cell>
          <table:table-cell table:style-name="ce47" office:value-type="string" calcext:value-type="string" table:number-columns-spanned="3" table:number-rows-spanned="4">
            <text:p>Pengaruh Metode Course Review Horay Terhadap Prestasi</text:p>
            <text:p>Kognitif siswa kelas XI IPS pada mata pelajaran pendidikan</text:p>
            <text:p>Agama Islam dan Budi Pekerti di SMAN 9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2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23" office:value-type="string" calcext:value-type="string">
            <text:p>Wardah Nurkhalida</text:p>
          </table:table-cell>
          <table:table-cell table:style-name="ce27" office:value-type="float" office:value="12519.00501" calcext:value-type="float">
            <text:p>12519.00501</text:p>
          </table:table-cell>
          <table:table-cell table:style-name="ce47" office:value-type="string" calcext:value-type="string" table:number-columns-spanned="3" table:number-rows-spanned="4">
            <text:p>Pengaruh penggunaan  model pembelajaran Take &amp; Give</text:p>
            <text:p>Terhadap hasil belajar peserta didik pada mata pelajaran</text:p>
            <text:p>Akidah Akhlak kelas X di SMA YASYFIY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23" office:value-type="string" calcext:value-type="string">
            <text:p>Imas Aisyah</text:p>
          </table:table-cell>
          <table:table-cell table:style-name="ce27" office:value-type="float" office:value="12521.00411" calcext:value-type="float">
            <text:p>12521.00411</text:p>
          </table:table-cell>
          <table:table-cell table:style-name="ce47" office:value-type="string" calcext:value-type="string" table:number-columns-spanned="3" table:number-rows-spanned="4">
            <text:p>Analisis Dampak Efektivitas Media Aplikasi tiktok pada</text:p>
            <text:p>Mata Pelajaran Akhlak dengan Materi Taubat (studi kasus</text:p>
            <text:p>Terhadap siswa kelas VII di MTS Al Hasan Kec.Cibeunying</text:p>
            <text:p>Kidul Kota Bandung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23" office:value-type="string" calcext:value-type="string">
            <text:p>Ahmad Samsudin</text:p>
          </table:table-cell>
          <table:table-cell table:style-name="ce27" office:value-type="float" office:value="12521.00412" calcext:value-type="float">
            <text:p>12521.00412</text:p>
          </table:table-cell>
          <table:table-cell table:style-name="ce47" office:value-type="string" calcext:value-type="string" table:number-columns-spanned="3" table:number-rows-spanned="4">
            <text:p>Model Pengembangan Media Pembelajaran Berbasis Komik</text:p>
            <text:p>Digital Islam pada pelajaran pendidikan Agama Budi Pekerti</text:p>
            <text:p>Dengan materi pergaulan bebas (penelitian terhadap siswa</text:p>
            <text:p>Kelas X di SMKN PU Kota Bandung)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3" office:value-type="string" calcext:value-type="string">
            <text:p>Putri Rinda Nurjanah</text:p>
          </table:table-cell>
          <table:table-cell table:style-name="ce27" office:value-type="float" office:value="12520.004" calcext:value-type="float">
            <text:p>12520.004</text:p>
          </table:table-cell>
          <table:table-cell table:style-name="ce47" office:value-type="string" calcext:value-type="string" table:number-columns-spanned="3" table:number-rows-spanned="4">
            <text:p>Pengaruh Penggunaan Model Pembelajaran Kooperatif </text:p>
            <text:p>Learning Tipe Team Games Tournament (TGT) terhadap</text:p>
            <text:p>Hasil belajar siswa pada mata pelajaran Pendidikan</text:p>
            <text:p>Agama Islam dan Budi Pekerti Kelas VII di SMP Bina Sarana</text:p>
            <text:p>Cendeki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23" office:value-type="string" calcext:value-type="string">
            <text:p>Alfi Fauzi Rahman</text:p>
          </table:table-cell>
          <table:table-cell table:style-name="ce27" office:value-type="float" office:value="12520.0073" calcext:value-type="float">
            <text:p>12520.0073</text:p>
          </table:table-cell>
          <table:table-cell table:style-name="ce47" office:value-type="string" calcext:value-type="string" table:number-columns-spanned="3" table:number-rows-spanned="4">
            <text:p>Pengaruh Aktivitas Pembelajaran Mata Pelajaran Tadabbur</text:p>
            <text:p>Al-Quran Terhadap Akhlak Peserta Didik di Sekolah Alam</text:p>
            <text:p>Qur’ani Al-Hakim Lembang</text:p>
          </table:table-cell>
          <table:covered-table-cell table:number-columns-repeated="2" table:style-name="ce28"/>
          <table:table-cell table:style-name="ce5" office:value-type="string" calcext:value-type="string">
            <text:p>29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23" office:value-type="string" calcext:value-type="string">
            <text:p>Hana Siti Mutmainnah</text:p>
          </table:table-cell>
          <table:table-cell table:style-name="ce27" office:value-type="float" office:value="12522.00055" calcext:value-type="float">
            <text:p>12522.00055</text:p>
          </table:table-cell>
          <table:table-cell table:style-name="ce47" office:value-type="string" calcext:value-type="string" table:number-columns-spanned="3" table:number-rows-spanned="4">
            <text:p>Pengaruh Metode Quantum Quotient terhadap daya ingat</text:p>
            <text:p>Siswa dalam pembelajaran Pendidikan Agama Islam di</text:p>
            <text:p>SD IT Insan Teladan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23" office:value-type="string" calcext:value-type="string">
            <text:p>Inayah Mustaqimah</text:p>
          </table:table-cell>
          <table:table-cell table:style-name="ce27" office:value-type="float" office:value="12518.0281" calcext:value-type="float">
            <text:p>12518.0281</text:p>
          </table:table-cell>
          <table:table-cell table:style-name="ce47" office:value-type="string" calcext:value-type="string" table:number-columns-spanned="3" table:number-rows-spanned="4">
            <text:p>Penerapan Model Pembelajaran Kooperatif Tipe Student Teams</text:p>
            <text:p>Achievement Division (STAD) dalam Meningkatkan</text:p>
            <text:p>Motivasi Belajar siswa pada mata pelajaran PAI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23" office:value-type="string" calcext:value-type="string">
            <text:p>Imal Samsudin</text:p>
          </table:table-cell>
          <table:table-cell table:style-name="ce27" office:value-type="float" office:value="12520.0086" calcext:value-type="float">
            <text:p>12520.0086</text:p>
          </table:table-cell>
          <table:table-cell table:style-name="ce47" office:value-type="string" calcext:value-type="string" table:number-columns-spanned="3" table:number-rows-spanned="4">
            <text:p>Konsep Pendidikan Akhlak Perspektif Syaikh Al-Zarnuzi</text:p>
            <text:p>Dalam Kitab Ta’lim Muta’lim Tentang Memuliakan Guru</text:p>
          </table:table-cell>
          <table:covered-table-cell table:number-columns-repeated="2" table:style-name="ce28"/>
          <table:table-cell table:style-name="ce5" office:value-type="string" calcext:value-type="string">
            <text:p>14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23" office:value-type="string" calcext:value-type="string">
            <text:p>Siti Nuraeni</text:p>
          </table:table-cell>
          <table:table-cell table:style-name="ce27" office:value-type="float" office:value="12517.0001" calcext:value-type="float">
            <text:p>12517.0001</text:p>
          </table:table-cell>
          <table:table-cell table:style-name="ce47" office:value-type="string" calcext:value-type="string" table:number-columns-spanned="3" table:number-rows-spanned="4">
            <text:p>Penerapan Model Tahsin dengan Strategi Klasikal Baca </text:p>
            <text:p>Simak Untuk Meningkatkan Kemampuan Membaca Al-Quran</text:p>
            <text:p>Usia Remaja di SMP Putra Siliwangi Lembang Kab.Bandung</text:p>
            <text:p>Barat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3" office:value-type="string" calcext:value-type="string">
            <text:p>Siti Patonah</text:p>
          </table:table-cell>
          <table:table-cell table:style-name="ce27" office:value-type="float" office:value="12519.0072" calcext:value-type="float">
            <text:p>12519.0072</text:p>
          </table:table-cell>
          <table:table-cell table:style-name="ce47" office:value-type="string" calcext:value-type="string" table:number-columns-spanned="3" table:number-rows-spanned="4">
            <text:p>Pengaruh Penerapan Pembelajaran Based Learning pada</text:p>
            <text:p>Materi Akhlak Terpuji untuk meningkatkan hasil belajar</text:p>
            <text:p>Siswa pada mata pelajaran Pendidikan Agama Islam </text:p>
            <text:p>(penelitian terhadap siswa kelas VII di SMP Kp.1 Balaendah</text:p>
            <text:p>Kab.Bandung)</text:p>
          </table:table-cell>
          <table:covered-table-cell table:number-columns-repeated="2" table:style-name="ce28"/>
          <table:table-cell table:style-name="ce5" office:value-type="string" calcext:value-type="string">
            <text:p>27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23" office:value-type="string" calcext:value-type="string">
            <text:p>Fana Upiani</text:p>
          </table:table-cell>
          <table:table-cell table:style-name="ce27" office:value-type="float" office:value="12522.00205" calcext:value-type="float">
            <text:p>12522.00205</text:p>
          </table:table-cell>
          <table:table-cell table:style-name="ce47" office:value-type="string" calcext:value-type="string" table:number-columns-spanned="3" table:number-rows-spanned="4">
            <text:p>Penerapan Media Pembelajaran Quizizz dalam meningkatkan</text:p>
            <text:p>Hasil belajar siswa pada mata pelajaran PABP (Penelitian</text:p>
            <text:p>Pada Siswa Kelas VII di SMPIT Asyfa Boarding School</text:p>
            <text:p>Jalan Cagak Suba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23" office:value-type="string" calcext:value-type="string">
            <text:p>Devy Yulianti</text:p>
          </table:table-cell>
          <table:table-cell table:style-name="ce27" office:value-type="float" office:value="12520.0085" calcext:value-type="float">
            <text:p>12520.0085</text:p>
          </table:table-cell>
          <table:table-cell table:style-name="ce47" office:value-type="string" calcext:value-type="string" table:number-columns-spanned="3" table:number-rows-spanned="4">
            <text:p>Pengaruh Peran Guru Mata Pelajaran Pendidikan Agama</text:p>
            <text:p>Islam Terhadap Kebiasaan Sholat 5 Waktu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3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23" office:value-type="string" calcext:value-type="string">
            <text:p>Nadia Octa Rosdiana</text:p>
          </table:table-cell>
          <table:table-cell table:style-name="ce27" office:value-type="float" office:value="12519.0066" calcext:value-type="float">
            <text:p>12519.0066</text:p>
          </table:table-cell>
          <table:table-cell table:style-name="ce47" office:value-type="string" calcext:value-type="string" table:number-columns-spanned="3" table:number-rows-spanned="4">
            <text:p>Pengaruh Metode Pembelajaran Think Talk Write Terhadap</text:p>
            <text:p>Kemampuan Berpikir Kritis Peserta Didik Pada Mata</text:p>
            <text:p>Pelajaran Aqidah Akhlak Dengan Materi Asmaul Husna</text:p>
            <text:p>(Penelitian Terhadap Peserta Didik Kelas VII Mts Assu’ada</text:p>
            <text:p>Kecamatan Bandung Kulon Kota Bandung)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 table:number-rows-repeated="104830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 style:data-style-name="N2" text:time-value="12:56:04.5604107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6:09:53.193866698</meta:creation-date>
    <meta:generator>LibreOffice/7.6.2.1$Linux_X86_64 LibreOffice_project/56f7684011345957bbf33a7ee678afaf4d2ba333</meta:generator>
    <dc:date>2023-11-01T13:11:51.395706228</dc:date>
    <meta:editing-duration>PT5H44M40S</meta:editing-duration>
    <meta:editing-cycles>139</meta:editing-cycles>
    <meta:document-statistic meta:table-count="1" meta:cell-count="301" meta:object-count="1"/>
  </office:meta>
</office:document-meta>
</file>